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3.9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S/SE Individual Practical</text:p>
          </table:table-cell>
          <table:table-cell table:number-columns-repeated="6"/>
        </table:table-row>
        <table:table-row table:style-name="ro1">
          <table:table-cell office:value-type="string">
            <text:p>Matric number:</text:p>
          </table:table-cell>
          <table:table-cell office:value-type="string">
            <text:p>s078549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Target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Worth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Justification</text:p>
          </table:table-cell>
        </table:table-row>
        <table:table-row table:style-name="ro1">
          <table:table-cell office:value-type="string">
            <text:p>Core requirements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Palette</text:p>
          </table:table-cell>
          <table:table-cell office:value-type="string">
            <text:p>The palette works as it should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Names</text:p>
          </table:table-cell>
          <table:table-cell office:value-type="string">
            <text:p>Inner and outer names are implemented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 marks</text:p>
          </table:table-cell>
          <table:table-cell office:value-type="string">
            <text:p>Edges</text:p>
          </table:table-cell>
          <table:table-cell office:value-type="string">
            <text:p>Edges can be established between ports and names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Edge properties</text:p>
          </table:table-cell>
          <table:table-cell office:value-type="string">
            <text:p>Edges are undirected and green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5 marks</text:p>
          </table:table-cell>
          <table:table-cell office:value-type="string">
            <text:p>Idle edges</text:p>
          </table:table-cell>
          <table:table-cell office:value-type="string">
            <text:p>Idle edges cannot be drawn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Node renaming</text:p>
          </table:table-cell>
          <table:table-cell office:value-type="string">
            <text:p>Nodes can be renamed and their controls changed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Node resizing</text:p>
          </table:table-cell>
          <table:table-cell office:value-type="string">
            <text:p>Nodes can be resized and the edges stay attached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Clipboard ops</text:p>
          </table:table-cell>
          <table:table-cell office:value-type="string">
            <text:p>Cut, copy and paste are all supported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5 marks</text:p>
          </table:table-cell>
          <table:table-cell office:value-type="string">
            <text:p>Undo &amp; redo</text:p>
          </table:table-cell>
          <table:table-cell office:value-type="string">
            <text:p>Undo and redo work for all graphical operations, apart from cut. Other operations are less well supported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Marquee</text:p>
          </table:table-cell>
          <table:table-cell office:value-type="string">
            <text:p>The marquee works as it should</text:p>
          </table:table-cell>
        </table:table-row>
        <table:table-row table:style-name="ro1">
          <table:table-cell office:value-type="string">
            <text:p>Sub-total</text:p>
          </table:table-cell>
          <table:table-cell table:number-columns-repeated="2"/>
          <table:table-cell table:formula="oooc:=SUM([.D5:.D14])" office:value-type="float" office:value="43">
            <text:p>43</text:p>
          </table:table-cell>
          <table:table-cell office:value-type="string">
            <text:p>50 mark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dvanced requirements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5 marks</text:p>
          </table:table-cell>
          <table:table-cell office:value-type="string">
            <text:p>Node designer</text:p>
          </table:table-cell>
          <table:table-cell office:value-type="string">
            <text:p>There is no node designer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Port placement</text:p>
          </table:table-cell>
          <table:table-cell office:value-type="string">
            <text:p>Ports can be placed on any side of geometric shapes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Property editor</text:p>
          </table:table-cell>
          <table:table-cell office:value-type="string">
            <text:p>Properties (and <text:span text:style-name="T1">default</text:span> properties) are both modifiable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5 marks</text:p>
          </table:table-cell>
          <table:table-cell office:value-type="string">
            <text:p>Place &amp; link graphs</text:p>
          </table:table-cell>
          <table:table-cell office:value-type="string">
            <text:p>The place graph works fine; the link graph is not complete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Thumbnail view</text:p>
          </table:table-cell>
          <table:table-cell office:value-type="string">
            <text:p>The thumbnail view works as it should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Save to XML</text:p>
          </table:table-cell>
          <table:table-cell office:value-type="string">
            <text:p>Bigraphs can be saved to, and loaded from, XML documents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Export as bitmap</text:p>
          </table:table-cell>
          <table:table-cell office:value-type="string">
            <text:p>PNG, JPEG, GIF and BMP export options are available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5 marks</text:p>
          </table:table-cell>
          <table:table-cell office:value-type="string">
            <text:p>Export as vector</text:p>
          </table:table-cell>
          <table:table-cell office:value-type="string">
            <text:p>No vector formats are natively available, although – as printing is available – the document can be printed to a PDF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HTML help</text:p>
          </table:table-cell>
          <table:table-cell office:value-type="string">
            <text:p>HTML help is present and gives all the details needed to get started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About dialogue</text:p>
          </table:table-cell>
          <table:table-cell office:value-type="string">
            <text:p>The About dialogue conveys all the necessary information</text:p>
          </table:table-cell>
        </table:table-row>
        <table:table-row table:style-name="ro1">
          <table:table-cell office:value-type="string">
            <text:p>Sub-total</text:p>
          </table:table-cell>
          <table:table-cell table:number-columns-repeated="2"/>
          <table:table-cell table:formula="oooc:=SUM([.D15:.D26])" office:value-type="float" office:value="83">
            <text:p>83</text:p>
          </table:table-cell>
          <table:table-cell office:value-type="string">
            <text:p>100 mark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xtra credit</text:p>
          </table:table-cell>
          <table:table-cell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Colour</text:p>
          </table:table-cell>
          <table:table-cell office:value-type="string">
            <text:p>Node fill and outline colours are fully customisable</text:p>
          </table:table-cell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5 marks</text:p>
          </table:table-cell>
          <table:table-cell office:value-type="string">
            <text:p>Splash &amp; shortcuts</text:p>
          </table:table-cell>
          <table:table-cell office:value-type="string">
            <text:p>There’s a splash screen, and most functionality has an appropriate keyboard shortcut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5 marks</text:p>
          </table:table-cell>
          <table:table-cell office:value-type="string">
            <text:p>Proper nesting</text:p>
          </table:table-cell>
          <table:table-cell office:value-type="string">
            <text:p>Proper nesting is not enforced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1" office:value-type="string">
            <text:p>10 marks*</text:p>
          </table:table-cell>
          <table:table-cell office:value-type="string">
            <text:p>Layout manager</text:p>
          </table:table-cell>
          <table:table-cell office:value-type="string">
            <text:p>The layout manager is present and works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15 marks</text:p>
          </table:table-cell>
          <table:table-cell office:value-type="string">
            <text:p>Sorting nodes</text:p>
          </table:table-cell>
          <table:table-cell office:value-type="string">
            <text:p>Node sorting is not implemented</text:p>
          </table:table-cell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5 marks</text:p>
          </table:table-cell>
          <table:table-cell office:value-type="string">
            <text:p>Composing</text:p>
          </table:table-cell>
          <table:table-cell office:value-type="string">
            <text:p>Bigraphs can be composed; Roots from one overwrite the Sites in another. Names are not properly handled in composition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15 marks</text:p>
          </table:table-cell>
          <table:table-cell office:value-type="string">
            <text:p>Algebraic representation</text:p>
          </table:table-cell>
          <table:table-cell office:value-type="string">
            <text:p>Algebraic representations are not implemented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15 marks</text:p>
          </table:table-cell>
          <table:table-cell office:value-type="string">
            <text:p>Reactive system</text:p>
          </table:table-cell>
          <table:table-cell office:value-type="string">
            <text:p>No reactive system is implemented</text:p>
          </table:table-cell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15 marks</text:p>
          </table:table-cell>
          <table:table-cell office:value-type="string">
            <text:p>Other bigraph ops</text:p>
          </table:table-cell>
          <table:table-cell office:value-type="string">
            <text:p>No additional bigraph operations are implemented</text:p>
          </table:table-cell>
        </table:table-row>
        <table:table-row table:style-name="ro1">
          <table:table-cell office:value-type="string">
            <text:p>Sub-total</text:p>
          </table:table-cell>
          <table:table-cell table:number-columns-repeated="2"/>
          <table:table-cell table:formula="oooc:=SUM([.D27:.D37])" office:value-type="float" office:value="113">
            <text:p>113</text:p>
          </table:table-cell>
          <table:table-cell table:style-name="ce1" office:value-type="string">
            <text:p>200 marks**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ooc:=MIN(100;[.D38])" office:value-type="float" office:value="100">
            <text:p>100</text:p>
          </table:table-cell>
          <table:table-cell office:value-type="string">
            <text:p>100 mark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>
            <text:p>* the original spreadsheet said 5; this was an error, apparent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** the correction above increases this to 200 mark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8">18/12/2009</text:date>, <text:time>15:0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tephen Gilmore</meta:initial-creator>
    <meta:creation-date>2009-12-01T16:17:31</meta:creation-date>
    <dc:creator>Alexander Faithfull</dc:creator>
    <dc:date>2009-12-18T15:01:43</dc:date>
    <meta:editing-cycles>12</meta:editing-cycles>
    <meta:editing-duration>PT9H10M1S</meta:editing-duration>
    <meta:user-defined meta:name="Info 1"/>
    <meta:user-defined meta:name="Info 2"/>
    <meta:user-defined meta:name="Info 3"/>
    <meta:user-defined meta:name="Info 4"/>
    <meta:document-statistic meta:table-count="3" meta:cell-count="170"/>
  </office:meta>
</office:document-meta>
</file>